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T34" style:parent-style-name="Policepardéfaut" style:family="text">
      <style:text-properties fo:language="en" fo:country="US"/>
    </style:style>
  </office:automatic-styles>
  <office:body>
    <office:text text:use-soft-page-breaks="true">
      <text:p text:style-name="P1">10 best careers in the video games industry</text:p>
      <text:p text:style-name="P2"/>
      <text:p text:style-name="P3">Introduction</text:p>
      <text:p text:style-name="P4">The video game industry is an economiic sector involving development, marketing, and conception. In 2025, it has become more profitable than the film and music industries combined and is worth around $300 billion. It creates a lot of employments. Actually, it employs hundreds of thousands of people worldwide. People who are motivated and talented work in this industry.</text:p>
      <text:p text:style-name="P5"/>
      <text:p text:style-name="P6"/>
      <text:p text:style-name="P7">Video game artist</text:p>
      <text:p text:style-name="P8">They produce game worlds. They work closely with the game development team, and the game design team. The artists are responsible for visualising the aesthetics of the game such as backgrounds, landscapes, character design. They have an artistic background.</text:p>
      <text:p text:style-name="P9"/>
      <text:p text:style-name="P10">Animator</text:p>
      <text:p text:style-name="P11">They take the visual concepts that have been created by the arts department. With the use of specialised softwares, they make character movements as life-like as possible. They recreate the movements of vehicles, weapons, explosions. They use additional technologies such as motion capturing human actors. They also work with balistic experts and physicists.</text:p>
      <text:p text:style-name="P12"/>
      <text:p text:style-name="P13">Game developer</text:p>
      <text:p text:style-name="P14">It is a collaborating job. They have to make sure that the game is playable and controllable. Many are self-taught. They can specialise in a specific field of development, engine development, controls and interface. For AI, if the game developer likes coding very much and loves video games, they can become gaming programmers.</text:p>
      <text:p text:style-name="P15"/>
      <text:p text:style-name="P16">Game designer</text:p>
      <text:p text:style-name="P17">They make the game a reality. They describe characters, the environment, the overall purpose of the game. They have a lot of ideas. They liaise with project managers and with people handling setbacks. They have to find ways to circumnavigate technical reorientations. They are able to communicate very well with their team and other teams. This job requires patience, ability and vision. It also requires the ability to handle rejection.</text:p>
      <text:p text:style-name="P18"/>
      <text:p text:style-name="P19">Quality assurance tester</text:p>
      <text:p text:style-name="P20">Their job is to try and break the game to find coding and technical errors they document. They ensure that the game will be launched free from errors. They work long hours and it is a repetitive job. However, it is highly paid.</text:p>
      <text:p text:style-name="P21"/>
      <text:p text:style-name="P22">Audio engineer</text:p>
      <text:p text:style-name="P23">They build the atmosphere in the games in order to be more authentic and more engaging. They record real weapon sounds or create new sounds and music. They work with composers and voice actors to record dialogues. They have studio experience.</text:p>
      <text:p text:style-name="P24"/>
      <text:p text:style-name="P25">Professional gamer</text:p>
      <text:p text:style-name="P26">They translate their talent to a high income from tournaments and competitions. Elite gamers attract sizeable sponsorship. The USE recognises e-sport and professional gamers as professional athletes.</text:p>
      <text:p text:style-name="P27">Writer</text:p>
      <text:p text:style-name="P28">They write dialogues in the game, instruction manuals, game plots. They structure stories. They also help to market and promote the game in magazines and on social media.</text:p>
      <text:p text:style-name="P29"/>
      <text:p text:style-name="P30">Translator</text:p>
      <text:p text:style-name="P31">Manuals, customer supports, texts and dialogues are translated in varied languages. The video game industry created a lot of jobs as translators.</text:p>
      <text:p text:style-name="P32"/>
      <text:p text:style-name="P33">Marketing professional</text:p>
      <text:p text:style-name="Normal"><text:span text:style-name="T34">That video game studios are businesses. So marketing techniques are used to promote games. There is a high demand for people who can sell. Larger studios require market research analysts to explore potential markets. Selling also requires marketing directors, campaign specialists, and digital experts to support the releas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Lucas Vial</dc:creator>
    <meta:creation-date>2024-05-22T08:49:00Z</meta:creation-date>
    <dc:date>2024-05-22T10:09:00Z</dc:date>
    <meta:template xlink:href="Normal.dotm" xlink:type="simple"/>
    <meta:editing-cycles>5</meta:editing-cycles>
    <meta:editing-duration>PT2940S</meta:editing-duration>
    <meta:document-statistic meta:page-count="1" meta:paragraph-count="6" meta:word-count="506" meta:character-count="3287" meta:row-count="23" meta:non-whitespace-character-count="2787"/>
  </office:meta>
</office:document-meta>
</file>